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/>
    <style:font-face style:name="IranNastaliq" svg:font-family="IranNastaliq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0483d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20pt" officeooo:paragraph-rsid="00165982" style:font-size-asian="20pt" style:font-name-complex="IranNastaliq" style:font-size-complex="20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2.049cm"/>
        </style:tab-stops>
      </style:paragraph-properties>
      <style:text-properties fo:font-size="20pt" officeooo:paragraph-rsid="00165982" style:font-size-asian="20pt" style:font-name-complex="IranNastaliq" style:font-size-complex="20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20pt" officeooo:rsid="00165982" officeooo:paragraph-rsid="00165982" style:font-size-asian="20pt" style:font-name-complex="IranNastaliq" style:font-size-complex="20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size="20pt" officeooo:paragraph-rsid="00165982" style:font-size-asian="20pt" style:font-name-complex="IranNastaliq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/text:p>
      <text:p text:style-name="P2">سر به چاقوی گذر کن چاره ای</text:p>
      <text:p text:style-name="P2">نخ به عقلت گفت خر خمپاره ای</text:p>
      <text:p text:style-name="P2"/>
      <text:p text:style-name="P2">اسبِ ناپاکان بُوَد گر قبلِ حسن</text:p>
      <text:p text:style-name="P2">چانه اش سرخور زند قدّاره ای</text:p>
      <text:p text:style-name="P2"/>
      <text:p text:style-name="P3">کوپهِ مؤمن، صد آذر یا مُژه</text:p>
      <text:p text:style-name="P2">رأسِ یأسِ حالِ فکر آواره ای</text:p>
      <text:p text:style-name="P2"/>
      <text:p text:style-name="P2">یا ذلاقت گشته واحد چند روز</text:p>
      <text:p text:style-name="P2">بچّه صد بنّا بیاور پاره ای</text:p>
      <text:p text:style-name="P2"/>
      <text:p text:style-name="P2">کوچ طائر مغز خوابانَد زِ رَگ</text:p>
      <text:p text:style-name="P2">آبِ چاهی بوده با میخواره ای</text:p>
      <text:p text:style-name="P2"/>
      <text:p text:style-name="P2">وزنهِ ما نافذان ژِستی رئوف</text:p>
      <text:p text:style-name="P2">موی زالو محرمست انگاره ای</text:p>
      <text:p text:style-name="P2"/>
      <text:p text:style-name="P5">نقشه ام با پا نوازد اخمِ او</text:p>
      <text:p text:style-name="P2">ابرِ پهناور محیطم خاره ای</text:p>
      <text:p text:style-name="P2"/>
      <text:p text:style-name="P2">سر نشد پا، رؤیتش کن حرف کذب</text:p>
      <text:p text:style-name="P2">مکتبم دائم همی خر شاره ای</text:p>
      <text:p text:style-name="P2"/>
      <text:p text:style-name="P2">ماءِ پَرژَک زد مثالِ هائلی</text:p>
      <text:p text:style-name="P2">داند آن همراهِ حاجب زاره ای</text:p>
      <text:p text:style-name="P2"/>
      <text:p text:style-name="P2">مار گر ثامن ز چپ،‌بزم آذرین</text:p>
      <text:p text:style-name="P2">شاه اگر تحت آورد همواره ای</text:p>
      <text:p text:style-name="P2"/>
      <text:p text:style-name="P2">علمِ مؤمن ژاو و مویش هم شبی</text:p>
      <text:p text:style-name="P2">کز کَژی آحادِ هاژم کاره ای</text:p>
      <text:p text:style-name="P2"/>
      <text:p text:style-name="P2">بر ذُکاءِ رزمِ تأنیثت محل</text:p>
      <text:p text:style-name="P2">گر نهادم بگذرد چمچاره ای</text:p>
      <text:p text:style-name="P2"/>
      <text:p text:style-name="P5">چترِ بِژ، مأوایِ ما خارج نشد</text:p>
      <text:p text:style-name="P2">حذفِ مثلِ آذری خمّاره ای</text:p>
      <text:p text:style-name="P2"/>
      <text:p text:style-name="P2">نوذرم، پرپر نزد آژیرِ یَل</text:p>
      <text:p text:style-name="P2">جو رئیسِ ژِرمنش قدّاره ای</text:p>
      <text:p text:style-name="P2"/>
      <text:p text:style-name="P2">ثبتِ کُلّی قاشقی گر آب زد</text:p>
      <text:p text:style-name="P2">کویِ ساقی فعلِ مثلش داره ای</text:p>
      <text:p text:style-name="P2"/>
      <text:p text:style-name="P2">هانذا آذوقه ای بنما سؤال</text:p>
      <text:p text:style-name="P2">کن برائت تقویت رخساره ای</text:p>
      <text:p text:style-name="P2"/>
      <text:p text:style-name="P2">زآنچه زد آسیمه تاژِ بأسِ یأس</text:p>
      <text:p text:style-name="P2">شَمِّ جرأت حق بُوَد دوّاره ای</text:p>
      <text:p text:style-name="P2"/>
      <text:p text:style-name="P2">خشمِ پُر رؤیا تواند بر کَند</text:p>
      <text:p text:style-name="P2">چون مقامش مژدهِ کفّاره ای</text:p>
      <text:p text:style-name="P2"/>
      <text:p text:style-name="P5">هم زلیخا رأس و پا همسوی اِذن</text:p>
      <text:p text:style-name="P2">اُفِّ ایفاءِ خلأ طیّاره ای</text:p>
      <text:p text:style-name="P2"/>
      <text:p text:style-name="P2">محتمل گویم لئیمی محتشم</text:p>
      <text:p text:style-name="P2">فکِّ تائب سِحر زد سیّاره ای</text:p>
      <text:p text:style-name="P2"/>
      <text:p text:style-name="P2">محترِز از حادثی شد ملتهب</text:p>
      <text:p text:style-name="P2">چانه زد بُخلش چو هر مکّاره ای</text:p>
      <text:p text:style-name="P2"/>
      <text:p text:style-name="P2">اسبِ دشتم زد ورایِ شیءِ سوء</text:p>
      <text:p text:style-name="P2">آژِ بیژن پیشِ حق بدکاره ای</text:p>
      <text:p text:style-name="P2"/>
      <text:p text:style-name="P2">ذمّه زد تأدیبِ خوبان عاقلی</text:p>
      <text:p text:style-name="P2">تا یکی پرپر نزد انباره ای</text:p>
      <text:p text:style-name="P2"/>
      <text:p text:style-name="P2">ژرفِ ینبوعت پرستد آبِ مشک</text:p>
      <text:p text:style-name="P2">همچو سنبل بر فشان فوّاره ای</text:p>
      <text:p text:style-name="P2"/>
      <text:p text:style-name="P2">دوشنبه ۴ اسفند ۱۳۹۹</text:p>
      <text:p text:style-name="P2">2021-02-22</text:p>
      <text:p text:style-name="P4">۱۰ رجب ۱۴۴۲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/>
    <style:font-face style:name="IranNastaliq" svg:font-family="IranNastaliq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9T22:04:07.078740712</meta:creation-date>
    <dc:date>2021-02-25T01:37:17.110625318</dc:date>
    <meta:editing-duration>PT1H5M47S</meta:editing-duration>
    <meta:editing-cycles>6</meta:editing-cycles>
    <meta:generator>LibreOffice/7.0.3.1$Linux_X86_64 LibreOffice_project/00$Build-1</meta:generator>
    <meta:document-statistic meta:table-count="0" meta:image-count="0" meta:object-count="0" meta:page-count="4" meta:paragraph-count="52" meta:word-count="285" meta:character-count="1213" meta:non-whitespace-character-count="978"/>
  </office:meta>
</office:document-meta>
</file>